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_54_0_32__37__32_-_32_Akzent1" style:data-style-name="N0">
      <style:table-cell-properties style:vertical-align="automatic" fo:background-color="#8EA9DB" style:repeat-content="false"/>
      <style:paragraph-properties fo:text-align="start" fo:margin-left="0cm"/>
      <style:text-properties fo:color="#000000"/>
    </style:style>
    <style:style style:name="ce4" style:family="table-cell" style:parent-style-name="_54_0_32__37__32_-_32_Akzent1" style:data-style-name="N0">
      <style:table-cell-properties fo:background-color="#8EA9DB"/>
      <style:text-properties fo:color="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064cm" style:use-optimal-column-width="true"/>
    </style:style>
    <style:style style:name="co3" style:family="table-column">
      <style:table-column-properties fo:break-before="auto" style:column-width="5.016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66183333333333cm"/>
    </style:style>
    <style:style style:name="co6" style:family="table-column">
      <style:table-column-properties fo:break-before="auto" style:column-width="4.381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APC1005X60N</text:p>
          </table:table-cell>
          <table:table-cell office:value-type="string" table:style-name="ce1">
            <text:p>https://www.arrow.com/en/products/cl05a105ka5nqnc/samsung-electro-mechanics</text:p>
          </table:table-cell>
          <table:table-cell office:value-type="string" table:style-name="ce1">
            <text:p>Cap Ceramic 1uF 25V X5R 10% Pad SMD 0402 85C T/R</text:p>
          </table:table-cell>
          <table:table-cell office:value-type="string" table:style-name="ce1">
            <text:p>CL05A105KA5NQNC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C2, C5</text:p>
          </table:table-cell>
          <table:table-cell office:value-type="string" table:style-name="ce1">
            <text:p>22uF</text:p>
          </table:table-cell>
          <table:table-cell office:value-type="string" table:style-name="ce1">
            <text:p>CAPC1005X80N</text:p>
          </table:table-cell>
          <table:table-cell office:value-type="string" table:style-name="ce1">
            <text:p>https://www.mouser.in/datasheet/2/40/Kyocera_CM__STD__series2_052920-2585758.pdf</text:p>
          </table:table-cell>
          <table:table-cell office:value-type="string" table:style-name="ce1">
            <text:p>Multilayer Ceramic Capacitors MLCC - SMD/SMT 22UF <text:s text:c="3"/>6.3V <text:s text:c="2"/>20% <text:s text:c="7"/>0402</text:p>
          </table:table-cell>
          <table:table-cell office:value-type="string" table:style-name="ce1">
            <text:p>CM05X5R226M06AH080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C3, C7, C8, C9, C10, C1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C1005X55N</text:p>
          </table:table-cell>
          <table:table-cell office:value-type="string" table:style-name="ce1">
            <text:p>https://datasheet.datasheetarchive.com/originals/distributors/Datasheets-DGA10/2408147.pdf</text:p>
          </table:table-cell>
          <table:table-cell office:value-type="string" table:style-name="ce1">
            <text:p>Samsung Electro-Mechanics CL05B104KO5NNNC 100nF Multilayer Ceramic Capacitor MLCC 16V dc +/-10% Tolerance SMD</text:p>
          </table:table-cell>
          <table:table-cell office:value-type="string" table:style-name="ce1">
            <text:p>CL05B104KO5NNNC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C1005X55N</text:p>
          </table:table-cell>
          <table:table-cell office:value-type="string" table:style-name="ce1">
            <text:p>http://www.datasheets360.com/pdf/-5354154806277341459</text:p>
          </table:table-cell>
          <table:table-cell office:value-type="string" table:style-name="ce1">
            <text:p>Cap 100nF 16V 0402 SMD 10% X7R Phycomp 100nF Multilayer Ceramic Capacitor (MLCC) 16 V dc +/-10% X7R dielectric Standard max op. temp. +125C</text:p>
          </table:table-cell>
          <table:table-cell office:value-type="string" table:style-name="ce1">
            <text:p>CC0402KRX7R7BB10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C1005X70N</text:p>
          </table:table-cell>
          <table:table-cell office:value-type="string" table:style-name="ce1">
            <text:p>https://datasheet.datasheetarchive.com/originals/distributors/Datasheets-DGA10/2406160.pdf</text:p>
          </table:table-cell>
          <table:table-cell office:value-type="string" table:style-name="ce1">
            <text:p>CAP CER 10UF 6.3V X5R 0402</text:p>
          </table:table-cell>
          <table:table-cell office:value-type="string" table:style-name="ce1">
            <text:p>CL05A106MQ5NUNC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R1, R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C1005X40N</text:p>
          </table:table-cell>
          <table:table-cell office:value-type="string" table:style-name="ce1">
            <text:p>https://datasheet.datasheetarchive.com/originals/distributors/Datasheets_SAMA/902f9e387b938f871d31120f5fc1d65e.pdf</text:p>
          </table:table-cell>
          <table:table-cell office:value-type="string" table:style-name="ce1">
            <text:p>YAGEO (PHYCOMP) - RC0402FR-0710KL. - RES, THICK FILM, 10K, 1%, 0.0625W, 0402</text:p>
          </table:table-cell>
          <table:table-cell office:value-type="string" table:style-name="ce1">
            <text:p>RC0402FR-0710KL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2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C1005X40N</text:p>
          </table:table-cell>
          <table:table-cell office:value-type="string" table:style-name="ce1">
            <text:p>https://datasheet.datasheetarchive.com/originals/distributors/Datasheets_SAMA/902f9e387b938f871d31120f5fc1d65e.pdf</text:p>
          </table:table-cell>
          <table:table-cell office:value-type="string" table:style-name="ce1">
            <text:p>YAGEO (PHYCOMP) - RC0402FR-07220RL - RES, THICK FILM, 220R, 1%, 0.063W, 0402</text:p>
          </table:table-cell>
          <table:table-cell office:value-type="string" table:style-name="ce1">
            <text:p>RC0402FR-07220RL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3, R4, R5, R13, R14, R1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C1005X40N</text:p>
          </table:table-cell>
          <table:table-cell office:value-type="string" table:style-name="ce1">
            <text:p>https://www.yageo.com/upload/media/product/productsearch/datasheet/rchip/PYu-RC_Group_51_RoHS_L_11.pdf</text:p>
          </table:table-cell>
          <table:table-cell office:value-type="string" table:style-name="ce1">
            <text:p>GENERAL PURPOSE CHIP RESISTORS</text:p>
          </table:table-cell>
          <table:table-cell office:value-type="string" table:style-name="ce1">
            <text:p>RC0402FR-071KL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7, R8, R9, R10, R11, R12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C1005X40N</text:p>
          </table:table-cell>
          <table:table-cell office:value-type="string" table:style-name="ce1">
            <text:p>https://datasheet.datasheetarchive.com/originals/distributors/Datasheets_SAMA/902f9e387b938f871d31120f5fc1d65e.pdf</text:p>
          </table:table-cell>
          <table:table-cell office:value-type="string" table:style-name="ce1">
            <text:p>GENERAL PURPOSE CHIP RESISTORS</text:p>
          </table:table-cell>
          <table:table-cell office:value-type="string" table:style-name="ce1">
            <text:p>RC0402FR-07100K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LED1</text:p>
          </table:table-cell>
          <table:table-cell office:value-type="string" table:style-name="ce1">
            <text:p>2x2 mm, 12 mA</text:p>
          </table:table-cell>
          <table:table-cell office:value-type="string" table:style-name="ce1">
            <text:p>WS2812B2020</text:p>
          </table:table-cell>
          <table:table-cell office:value-type="string" table:style-name="ce1">
            <text:p>https://www.alldatasheet.com/datasheet-pdf/pdf/1134522/WORLDSEMI/WS2812B-2020.html</text:p>
          </table:table-cell>
          <table:table-cell office:value-type="string" table:style-name="ce1">
            <text:p>RGB-LED</text:p>
          </table:table-cell>
          <table:table-cell office:value-type="string" table:style-name="ce1">
            <text:p>WS2812B-202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LED2, LED3</text:p>
          </table:table-cell>
          <table:table-cell office:value-type="string" table:style-name="ce1">
            <text:p>TX, RX</text:p>
          </table:table-cell>
          <table:table-cell office:value-type="string" table:style-name="ce1">
            <text:p>LEDC1608X50N</text:p>
          </table:table-cell>
          <table:table-cell office:value-type="string" table:style-name="ce1">
            <text:p>https://everlighteurope.com/index.php?controller=attachment?id_attachment=5961</text:p>
          </table:table-cell>
          <table:table-cell office:value-type="string" table:style-name="ce1">
            <text:p>Standard LEDs - SMD SMD LED</text:p>
          </table:table-cell>
          <table:table-cell office:value-type="string" table:style-name="ce1">
            <text:p>19-217/Y5C-AP1Q2/3T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LED4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19217R6CAL1M2VY3T</text:p>
          </table:table-cell>
          <table:table-cell office:value-type="string" table:style-name="ce1">
            <text:p>https://everlighteurope.com/single-color-top-view/3044/east16084ra1.html</text:p>
          </table:table-cell>
          <table:table-cell office:value-type="string" table:style-name="ce1">
            <text:p>LED Uni-Color Brilliant Red 632nm T/R</text:p>
          </table:table-cell>
          <table:table-cell office:value-type="string" table:style-name="ce1">
            <text:p>19-217/R6C-AL1M2VY/3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1, S2</text:p>
          </table:table-cell>
          <table:table-cell office:value-type="string" table:style-name="ce1">
            <text:p>SKRPABE010</text:p>
          </table:table-cell>
          <table:table-cell office:value-type="string" table:style-name="ce1">
            <text:p>SKRPABE010</text:p>
          </table:table-cell>
          <table:table-cell office:value-type="string" table:style-name="ce1">
            <text:p>https://datasheet.lcsc.com/szlcsc/ALPS-Electric-SKRPABE010_C115360.pdf</text:p>
          </table:table-cell>
          <table:table-cell office:value-type="string" table:style-name="ce1">
            <text:p>Switch Tactile N.O. SPST Button J-Bend 0.05A 16VDC 1.57N SMD Automotive T/R</text:p>
          </table:table-cell>
          <table:table-cell office:value-type="string" table:style-name="ce1">
            <text:p>SKRPABE01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U1, U2, U3</text:p>
          </table:table-cell>
          <table:table-cell office:value-type="string" table:style-name="ce1">
            <text:p>MMDT2907A-7-F</text:p>
          </table:table-cell>
          <table:table-cell office:value-type="string" table:style-name="ce1">
            <text:p>SOT65P210X110-6N</text:p>
          </table:table-cell>
          <table:table-cell office:value-type="string" table:style-name="ce1">
            <text:p>https://www.digikey.com/product-detail/en/diodes-incorporated/MMDT2907A-7-F/MMDT2907A-FDICT-ND/755507</text:p>
          </table:table-cell>
          <table:table-cell office:value-type="string" table:style-name="ce1">
            <text:p>Diodes Inc MMDT2907A-7-F Dual PNP Bipolar Transistor, -600 mA, -60 V, 6-Pin SOT-363</text:p>
          </table:table-cell>
          <table:table-cell office:value-type="string" table:style-name="ce1">
            <text:p>MMDT2907A-7-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IC1</text:p>
          </table:table-cell>
          <table:table-cell office:value-type="string" table:style-name="ce1">
            <text:p>ESP32-WROOM-32E-N4</text:p>
          </table:table-cell>
          <table:table-cell office:value-type="string" table:style-name="ce1">
            <text:p>ESP32WROOM32EN4</text:p>
          </table:table-cell>
          <table:table-cell office:value-type="string" table:style-name="ce1">
            <text:p>https://www.espressif.com/sites/default/files/documentation/esp32-wroom-32e_esp32-wroom-32ue_datasheet_en.pdf</text:p>
          </table:table-cell>
          <table:table-cell office:value-type="string" table:style-name="ce1">
            <text:p>RX TXRX MOD WIFI TRACE ANT SMD</text:p>
          </table:table-cell>
          <table:table-cell office:value-type="string" table:style-name="ce1">
            <text:p>ESP32-WROOM-32E-N4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IC2, IC4, IC5</text:p>
          </table:table-cell>
          <table:table-cell office:value-type="string" table:style-name="ce1">
            <text:p>12 V, 7.1 A, 2.5 W</text:p>
          </table:table-cell>
          <table:table-cell office:value-type="string" table:style-name="ce1">
            <text:p>SOT-23-3</text:p>
          </table:table-cell>
          <table:table-cell office:value-type="string" table:style-name="ce1">
            <text:p>https://datasheet.lcsc.com/lcsc/1806121240_Vishay-Intertech-SI2333CDS-T1-E3_C144846.pdf</text:p>
          </table:table-cell>
          <table:table-cell office:value-type="string" table:style-name="ce1">
            <text:p>P-Channel Enhancement MOSFET SOT-23 Diodes Inc DMP1045U-7 P-channel MOSFET Transistor, 5.2 A, -12 V, 3-Pin SOT23</text:p>
          </table:table-cell>
          <table:table-cell office:value-type="string" table:style-name="ce1">
            <text:p>SI2333CDS-T1-E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AZ1117H-3.3TRE1</text:p>
          </table:table-cell>
          <table:table-cell office:value-type="string" table:style-name="ce1">
            <text:p>SOT230P700X180-4N</text:p>
          </table:table-cell>
          <table:table-cell office:value-type="string" table:style-name="ce1">
            <text:p>https://componentsearchengine.com/Datasheets/1/AZ1117H-3.3TRE1.pdf</text:p>
          </table:table-cell>
          <table:table-cell office:value-type="string" table:style-name="ce1">
            <text:p>3.3V 1A Pos LDO Regulator SOT-223 DiodesZetex AZ1117H-3.3TRE1, LDO Voltage Regulator, 1A, 3.3 V 1%, maximum of 15 Vin, 3+Tab-Pin SOT-223</text:p>
          </table:table-cell>
          <table:table-cell office:value-type="string" table:style-name="ce1">
            <text:p>AZ1117H-3.3TRE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ty</text:p>
          </table:table-cell>
          <table:table-cell office:value-type="string" table:style-name="ce4">
            <text:p>Reference(s)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MPN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3220-10-0300-00</text:p>
          </table:table-cell>
          <table:table-cell office:value-type="string" table:style-name="ce1">
            <text:p>3220-10-0300-00</text:p>
          </table:table-cell>
          <table:table-cell office:value-type="string" table:style-name="ce1">
            <text:p>http://www.cnctech.us/pdfs/3220-XX-0300-00-TR_.PDF</text:p>
          </table:table-cell>
          <table:table-cell office:value-type="string" table:style-name="ce1">
            <text:p>Conn Shrouded Header (4 Sides) HDR 10 POS 1.27mm Solder ST SMD</text:p>
          </table:table-cell>
          <table:table-cell office:value-type="string" table:style-name="ce1">
            <text:p>3220-10-0300-0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X6511WVS-08H-C60D48R2</text:p>
          </table:table-cell>
          <table:table-cell office:value-type="string" table:style-name="ce1">
            <text:p>HUSRSP8W66P254_2000X250X850P</text:p>
          </table:table-cell>
          <table:table-cell office:value-type="string" table:style-name="ce1">
            <text:p>~</text:p>
          </table:table-cell>
          <table:table-cell office:value-type="string" table:style-name="ce1">
            <text:p>Gold 250V 3A Brick nogging Square Pins 2.5mm 260 6mm -40~{ 105 1 8 2.54mm Black Brass 1x8P SMD,P=2.54mm() Pin Headers ROHS}</text:p>
          </table:table-cell>
          <table:table-cell office:value-type="string" table:style-name="ce1">
            <text:p>X6511WVS-08H-C60D48R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DZ254S-11-10-48</text:p>
          </table:table-cell>
          <table:table-cell office:value-type="string" table:style-name="ce1">
            <text:p>HUSRSP10W66P254_2500X250X850P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rick nogging Square Pins 1 10 2.54mm 1x10P SMD,P=2.54mm() Pin Headers ROHS</text:p>
          </table:table-cell>
          <table:table-cell office:value-type="string" table:style-name="ce1">
            <text:p>DZ254S-11-10-4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J4, J5</text:p>
          </table:table-cell>
          <table:table-cell office:value-type="string" table:style-name="ce1">
            <text:p>Conn_01x11</text:p>
          </table:table-cell>
          <table:table-cell office:value-type="string" table:style-name="ce1">
            <text:p>Connector_PinHeader_2.54mm:PinHeader_1x11_P2.54mm_Vertical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503398-1892</text:p>
          </table:table-cell>
          <table:table-cell office:value-type="string" table:style-name="ce1">
            <text:p>503398-1892</text:p>
          </table:table-cell>
          <table:table-cell office:value-type="string" table:style-name="ce1">
            <text:p>http://www.molex.com/webdocs/datasheets/pdf/en-us//5033981892_MEMORY_CARD_SOCKET.pdf</text:p>
          </table:table-cell>
          <table:table-cell office:value-type="string" table:style-name="ce1">
            <text:p>MicroSD SMT Push-Push 1.28mm height MicroSD SMT Push-Push 1.28mm height</text:p>
          </table:table-cell>
          <table:table-cell office:value-type="string" table:style-name="ce1">
            <text:p>503398-1892</text:p>
          </table:table-cell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4_0_32__37__32_-_32_Akzent1" style:display-name="60 % - Akzent1" style:family="table-cell" style:data-style-name="N0">
      <style:table-cell-properties fo:background-color="#8EA9DB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Gregor</meta:initial-creator>
    <dc:creator>Gregor</dc:creator>
    <meta:creation-date>2022-12-25T22:42:45Z</meta:creation-date>
    <dc:date>2022-12-25T23:04:26Z</dc:date>
    <meta:editing-duration>PT0S</meta:editing-duration>
  </office:meta>
</office:document-meta>
</file>